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/>
    <style:style style:name="ACOL-12" style:family="table-column">
      <style:table-column-properties style:column-width="141pt" style:use-optimal-column-width="false"/>
    </style:style>
    <style:style style:name="ACOL-13" style:family="table-column">
      <style:table-column-properties style:column-width="147.8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/>
        <table:table-column table:default-cell-style-name="ACE-0" table:style-name="ACOL-0" table:number-columns-repeated="2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6" table:number-columns-repeated="4"/>
        <table:table-column table:default-cell-style-name="ACE-0" table:style-name="ACOL-0" table:number-columns-repeated="229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Ventspil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E-899</text:p>
          </table:table-cell>
          <table:table-cell table:style-name="ACE-0" office:value-type="float" office:value="57.109999999999999">
            <text:p>57.11</text:p>
          </table:table-cell>
          <table:table-cell table:style-name="ACE-0" office:value-type="float" office:value="21.460000000000001">
            <text:p>21.46</text:p>
          </table:table-cell>
          <table:table-cell table:style-name="ACE-0" office:value-type="float" office:value="7680">
            <text:p>768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1699999999999999">
            <text:p>3.17</text:p>
          </table:table-cell>
          <table:table-cell table:style-name="ACE-0" office:value-type="float" office:value="0.50428166732491875">
            <text:p>0.5042817</text:p>
          </table:table-cell>
          <table:table-cell table:style-name="ACE-0" office:value-type="float" office:value="0.50269274910227224">
            <text:p>0.5026927491022722</text:p>
          </table:table-cell>
          <table:table-cell table:style-name="ACE-0" office:value-type="string">
            <text:p>MurnieceEtal1999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tspil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E-900</text:p>
          </table:table-cell>
          <table:table-cell table:style-name="ACE-0" office:value-type="float" office:value="57.109999999999999">
            <text:p>57.11</text:p>
          </table:table-cell>
          <table:table-cell table:style-name="ACE-0" office:value-type="float" office:value="21.460000000000001">
            <text:p>21.46</text:p>
          </table:table-cell>
          <table:table-cell table:style-name="ACE-0" office:value-type="float" office:value="7860">
            <text:p>786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77">
            <text:p>2.77</text:p>
          </table:table-cell>
          <table:table-cell table:style-name="ACE-0" office:value-type="float" office:value="0.50517323761260358">
            <text:p>0.5051732</text:p>
          </table:table-cell>
          <table:table-cell table:style-name="ACE-0" office:value-type="float" office:value="0.50269274910227224">
            <text:p>0.5026927491022722</text:p>
          </table:table-cell>
          <table:table-cell table:style-name="ACE-0" office:value-type="string">
            <text:p>MurnieceEtal1999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tspil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E-901</text:p>
          </table:table-cell>
          <table:table-cell table:style-name="ACE-0" office:value-type="float" office:value="57.109999999999999">
            <text:p>57.11</text:p>
          </table:table-cell>
          <table:table-cell table:style-name="ACE-0" office:value-type="float" office:value="21.460000000000001">
            <text:p>21.46</text:p>
          </table:table-cell>
          <table:table-cell table:style-name="ACE-0" office:value-type="float" office:value="8900">
            <text:p>890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1699999999999999">
            <text:p>2.17</text:p>
          </table:table-cell>
          <table:table-cell table:style-name="ACE-0" office:value-type="float" office:value="0.5062608023538856">
            <text:p>0.5062608</text:p>
          </table:table-cell>
          <table:table-cell table:style-name="ACE-0" office:value-type="float" office:value="0.50269274910227224">
            <text:p>0.5026927491022722</text:p>
          </table:table-cell>
          <table:table-cell table:style-name="ACE-0" office:value-type="string">
            <text:p>MurnieceEtal1999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tspil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ln-3465</text:p>
          </table:table-cell>
          <table:table-cell table:style-name="ACE-0" office:value-type="float" office:value="57.140000000000001">
            <text:p>57.14</text:p>
          </table:table-cell>
          <table:table-cell table:style-name="ACE-0" office:value-type="float" office:value="21.550000000000001">
            <text:p>21.55</text:p>
          </table:table-cell>
          <table:table-cell table:style-name="ACE-0" office:value-type="float" office:value="8873">
            <text:p>8873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hazel pil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5700000000000003">
            <text:p>4.57</text:p>
          </table:table-cell>
          <table:table-cell table:style-name="ACE-0" office:value-type="float" office:value="0.03605551275463989">
            <text:p>0.0360555</text:p>
          </table:table-cell>
          <table:table-cell table:style-name="ACE-0" office:value-type="float" office:value="0.03605551275463989">
            <text:p>0.0360555127546399</text:p>
          </table:table-cell>
          <table:table-cell table:style-name="ACE-0" office:value-type="string">
            <text:p>BerzinsEtal2016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tspil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ln-706</text:p>
          </table:table-cell>
          <table:table-cell table:style-name="ACE-0" office:value-type="float" office:value="57.450000000000003">
            <text:p>57.45</text:p>
          </table:table-cell>
          <table:table-cell table:style-name="ACE-0" office:value-type="float" office:value="21.600000000000001">
            <text:p>21.6</text:p>
          </table:table-cell>
          <table:table-cell table:style-name="ACE-0" office:value-type="float" office:value="9440">
            <text:p>944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.8700000000000001">
            <text:p>2.87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string">
            <text:p>Veinbergs1996,RosentauEtal2021</text:p>
          </table:table-cell>
          <table:table-cell table:number-columns-repeated="240" table:style-name="ACE-0"/>
        </table:table-row>
        <table:table-row table:style-name="AROW-1" table:number-rows-repeated="53">
          <table:table-cell table:number-columns-repeated="256" table:style-name="ACE-0"/>
        </table:table-row>
        <table:table-row table:style-name="AROW-0">
          <table:table-cell table:number-columns-repeated="256"/>
        </table:table-row>
        <table:table-row table:style-name="AROW-1" table:number-rows-repeated="82">
          <table:table-cell table:number-columns-repeated="256"/>
        </table:table-row>
        <table:table-row table:style-name="AROW-0" table:number-rows-repeated="18">
          <table:table-cell table:number-columns-repeated="256"/>
        </table:table-row>
        <table:table-row table:style-name="AROW-1">
          <table:table-cell table:number-columns-repeated="256"/>
        </table:table-row>
        <table:table-row table:style-name="AROW-0" table:number-rows-repeated="6">
          <table:table-cell table:number-columns-repeated="256"/>
        </table:table-row>
        <table:table-row table:style-name="AROW-1" table:number-rows-repeated="2">
          <table:table-cell table:number-columns-repeated="256"/>
        </table:table-row>
        <table:table-row table:style-name="AROW-0" table:number-rows-repeated="8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2">
          <table:table-cell table:number-columns-repeated="256"/>
        </table:table-row>
        <table:table-row table:style-name="AROW-1" table:number-rows-repeated="54">
          <table:table-cell table:number-columns-repeated="256"/>
        </table:table-row>
        <table:table-row table:style-name="AROW-0" table:number-rows-repeated="79">
          <table:table-cell table:number-columns-repeated="256"/>
        </table:table-row>
        <table:table-row table:style-name="AROW-1" table:number-rows-repeated="30">
          <table:table-cell table:number-columns-repeated="256"/>
        </table:table-row>
        <table:table-row table:style-name="AROW-0" table:number-rows-repeated="20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11">
          <table:table-cell table:number-columns-repeated="256"/>
        </table:table-row>
        <table:table-row table:style-name="AROW-1" table:number-rows-repeated="95">
          <table:table-cell table:number-columns-repeated="256"/>
        </table:table-row>
        <table:table-row table:style-name="AROW-0" table:number-rows-repeated="160">
          <table:table-cell table:number-columns-repeated="256"/>
        </table:table-row>
        <table:table-row table:style-name="AROW-1" table:number-rows-repeated="53">
          <table:table-cell table:number-columns-repeated="256"/>
        </table:table-row>
        <table:table-row table:style-name="AROW-0" table:number-rows-repeated="26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36">
          <table:table-cell table:number-columns-repeated="256"/>
        </table:table-row>
        <table:table-row table:style-name="AROW-1" table:number-rows-repeated="67">
          <table:table-cell table:number-columns-repeated="256"/>
        </table:table-row>
        <table:table-row table:style-name="AROW-0" table:number-rows-repeated="52">
          <table:table-cell table:number-columns-repeated="256"/>
        </table:table-row>
        <table:table-row table:style-name="AROW-1" table:number-rows-repeated="49">
          <table:table-cell table:number-columns-repeated="256"/>
        </table:table-row>
        <table:table-row table:style-name="AROW-0" table:number-rows-repeated="53">
          <table:table-cell table:number-columns-repeated="256"/>
        </table:table-row>
        <table:table-row table:style-name="AROW-1" table:number-rows-repeated="78">
          <table:table-cell table:number-columns-repeated="256"/>
        </table:table-row>
        <table:table-row table:style-name="AROW-0" table:number-rows-repeated="42">
          <table:table-cell table:number-columns-repeated="256"/>
        </table:table-row>
        <table:table-row table:style-name="AROW-1" table:number-rows-repeated="59">
          <table:table-cell table:number-columns-repeated="256"/>
        </table:table-row>
        <table:table-row table:style-name="AROW-0" table:number-rows-repeated="24">
          <table:table-cell table:number-columns-repeated="256"/>
        </table:table-row>
        <table:table-row table:style-name="AROW-1" table:number-rows-repeated="20">
          <table:table-cell table:number-columns-repeated="256"/>
        </table:table-row>
        <table:table-row table:style-name="AROW-0" table:number-rows-repeated="64127">
          <table:table-cell table:number-columns-repeated="256"/>
        </table:table-row>
        <table:table-row table:style-name="AROW-0" table:number-rows-repeated="125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5" gnm:cursor-row="1">
          <gnm:selection gnm:start-col="15" gnm:start-row="1" gnm:end-col="15" gnm:end-row="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5:01:21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